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71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ff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ff00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304cm" svg:height="14.607cm" svg:x="3.81cm" svg:y="0.76cm">
          <text:p text:style-name="P1"><text:span text:style-name="T1">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2.032cm" svg:height="0.635cm" svg:x="0.381cm" svg:y="8.763cm">
          <text:p text:style-name="P3"><text:span text:style-name="T2">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6" draw:id="id6" draw:layer="layout" svg:width="2.683cm" svg:height="0.889cm" svg:x="14.351cm" svg:y="2.413cm">
          <text:p text:style-name="P3"><text:span text:style-name="T2">Datab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2.921cm" svg:height="1.27cm" svg:x="14.478cm" svg:y="4.953cm">
          <text:p text:style-name="P3"><text:span text:style-name="T2">Conn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2.413cm" svg:height="0.889cm" svg:x="19.304cm" svg:y="5.207cm">
          <text:p text:style-name="P3"><text:span text:style-name="T2">A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4" draw:id="id4" draw:layer="layout" svg:width="2.413cm" svg:height="0.762cm" svg:x="7.62cm" svg:y="5.461cm">
          <text:p text:style-name="P3"><text:span text:style-name="T2">Client 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curve" svg:x1="17.399cm" svg:y1="5.588cm" svg:x2="19.304cm" svg:y2="5.651cm" draw:start-shape="id1" draw:start-glue-point="7" draw:end-shape="id2" draw:end-glue-point="5" svg:d="m17399 5588c1428 0 476 63 1905 63">
          <text:p/>
        </draw:connector>
        <draw:connector draw:style-name="gr4" draw:text-style-name="P3" draw:layer="layout" draw:type="curve" svg:x1="1.397cm" svg:y1="8.763cm" svg:x2="7.62cm" svg:y2="5.842cm" draw:start-shape="id3" draw:start-glue-point="4" draw:end-shape="id4" draw:end-glue-point="5" svg:d="m1397 8763c0-1948 2074-2921 6223-2921">
          <text:p/>
        </draw:connector>
        <draw:connector draw:style-name="gr4" draw:text-style-name="P3" draw:layer="layout" draw:type="curve" svg:x1="10.033cm" svg:y1="5.842cm" svg:x2="14.478cm" svg:y2="5.588cm" draw:start-shape="id4" draw:start-glue-point="7" draw:end-shape="id1" draw:end-glue-point="5" svg:d="m10033 5842c3333 0 1111-254 4445-254">
          <text:p/>
        </draw:connector>
        <draw:connector draw:style-name="gr4" draw:text-style-name="P3" draw:layer="layout" draw:type="curve" svg:x1="15.939cm" svg:y1="6.223cm" svg:x2="11.176cm" svg:y2="12.7cm" draw:start-shape="id1" draw:start-glue-point="6" draw:end-shape="id5" draw:end-glue-point="7" svg:d="m15939 6223c0 4318-1587 6477-4763 6477">
          <text:p/>
        </draw:connector>
        <draw:custom-shape draw:style-name="gr2" draw:text-style-name="P4" xml:id="id5" draw:id="id5" draw:layer="layout" svg:width="3.683cm" svg:height="0.762cm" svg:x="7.493cm" svg:y="12.319cm">
          <text:p text:style-name="P3"><text:span text:style-name="T2">Info filer/s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curve" svg:x1="7.493cm" svg:y1="12.7cm" svg:x2="1.397cm" svg:y2="9.398cm" draw:start-shape="id5" draw:start-glue-point="5" draw:end-shape="id3" draw:end-glue-point="6" svg:d="m7493 12700c-4064 0-6096-1100-6096-3302">
          <text:p/>
        </draw:connector>
        <draw:connector draw:style-name="gr4" draw:text-style-name="P3" draw:layer="layout" draw:type="curve" svg:x1="15.939cm" svg:y1="4.953cm" svg:x2="17.034cm" svg:y2="2.857cm" draw:start-shape="id1" draw:start-glue-point="4" draw:end-shape="id6" draw:end-glue-point="7" svg:d="m15939 4953c0-1237 798-1031 1260-1245s586-851-165-851">
          <text:p/>
        </draw:connector>
        <draw:connector draw:style-name="gr4" draw:text-style-name="P3" draw:layer="layout" draw:type="curve" svg:x1="14.351cm" svg:y1="2.857cm" svg:x2="15.939cm" svg:y2="4.953cm" draw:start-shape="id6" draw:start-glue-point="5" draw:end-shape="id1" draw:end-glue-point="4" svg:d="m14351 2857c-753 0-627 636-43 851s1631 8 1631 1245">
          <text:p/>
        </draw:connector>
        <draw:connector draw:style-name="gr4" draw:text-style-name="P3" draw:layer="layout" draw:type="curve" svg:x1="9.334cm" svg:y1="13.081cm" svg:x2="20.511cm" svg:y2="6.096cm" draw:start-shape="id5" draw:start-glue-point="6" draw:end-shape="id2" draw:end-glue-point="6" svg:d="m9334 13081c0 753 11177 4245 11177-6985">
          <text:p/>
        </draw:connector>
        <draw:custom-shape draw:style-name="gr2" draw:text-style-name="P4" xml:id="id7" draw:id="id7" draw:layer="layout" svg:width="3.302cm" svg:height="1.016cm" svg:x="7.112cm" svg:y="8.255cm">
          <text:p text:style-name="P3"><text:span text:style-name="T2">Data suppli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curve" svg:x1="8.827cm" svg:y1="6.223cm" svg:x2="8.763cm" svg:y2="8.255cm" draw:start-shape="id4" draw:start-glue-point="6" draw:end-shape="id7" svg:d="m8827 6223c0 1525-64 510-64 2032">
          <text:p/>
        </draw:connector>
        <draw:connector draw:style-name="gr4" draw:text-style-name="P3" draw:layer="layout" draw:type="curve" svg:x1="8.763cm" svg:y1="9.271cm" svg:x2="2.413cm" svg:y2="9.081cm" draw:start-shape="id7" draw:start-glue-point="6" draw:end-shape="id3" draw:end-glue-point="7" svg:d="m8763 9271c0 753-2000 627-2707 392s-118-582-3643-582">
          <text:p/>
        </draw:connector>
      </draw:page>
      <draw:page draw:name="page2" draw:style-name="dp1" draw:master-page-name="Default">
        <draw:frame draw:style-name="gr5" draw:layer="layout" svg:width="21.844cm" svg:height="5.965cm" svg:x="2.54cm" svg:y="1.651cm">
          <draw:text-box>
            <text:p>Server -&gt;client</text:p>
            <text:p><text:tab/>(typ dat[1B])(data [XB])</text:p>
            <text:p><text:tab/>Typy dat:</text:p>
            <text:p><text:tab/><text:tab/>1-&gt; mapa: (height[2B])(width[2B])(data[1B]*width*height)</text:p>
            <text:p><text:tab/><text:tab/>2-&gt; akce: (id[4b])(akce[4b])</text:p>
            <text:p><text:tab/><text:tab/>3-&gt; posun (id[4b])(x[4])(y[4]) //x/256*256=vysledek</text:p>
          </draw:text-box>
        </draw:frame>
        <draw:frame draw:style-name="gr5" draw:layer="layout" svg:width="21.844cm" svg:height="5.965cm" svg:x="2.413cm" svg:y="7.62cm">
          <draw:text-box>
            <text:p>Client-&gt;server</text:p>
            <text:p><text:tab/>()(timestamp[8])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Černík</meta:initial-creator>
    <meta:creation-date>2013-03-14T15:09:10</meta:creation-date>
    <dc:date>2013-03-14T22:53:00</dc:date>
    <dc:creator>Tomáš Černík</dc:creator>
    <meta:editing-duration>PT2H53M35S</meta:editing-duration>
    <meta:editing-cycles>16</meta:editing-cycles>
    <meta:generator>LibreOffice/3.6$Linux_X86_64 LibreOffice_project/360m1$Build-2</meta:generator>
    <meta:document-statistic meta:object-count="20"/>
  </office:meta>
</office:document-meta>
</file>